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Contents_20_1">
      <style:paragraph-properties fo:line-height="150%" fo:text-indent="0cm" style:auto-text-indent="false"/>
      <style:text-properties officeooo:paragraph-rsid="000e3f70"/>
    </style:style>
    <style:style style:name="P3" style:family="paragraph" style:parent-style-name="Contents_20_2">
      <style:paragraph-properties fo:line-height="150%" fo:text-indent="0cm" style:auto-text-indent="false"/>
      <style:text-properties officeooo:paragraph-rsid="000e3f70"/>
    </style:style>
    <style:style style:name="P4" style:family="paragraph" style:parent-style-name="Standard">
      <loext:graphic-properties draw:fill="none"/>
      <style:paragraph-properties fo:margin-top="0cm" fo:margin-bottom="0cm" style:contextual-spacing="false" fo:line-height="150%" fo:background-color="transparent"/>
      <style:text-properties officeooo:paragraph-rsid="000e3f70"/>
    </style:style>
    <style:style style:name="P5" style:family="paragraph" style:parent-style-name="Standard">
      <loext:graphic-properties draw:fill="none"/>
      <style:paragraph-properties fo:margin-top="0cm" fo:margin-bottom="0cm" style:contextual-spacing="false" fo:line-height="150%" fo:break-before="page" fo:background-color="transparent"/>
      <style:text-properties officeooo:paragraph-rsid="000e3f70"/>
    </style:style>
    <style:style style:name="P6" style:family="paragraph" style:parent-style-name="Text_20_body">
      <style:paragraph-properties fo:margin-left="0cm" fo:margin-right="0cm" fo:margin-top="0.423cm" fo:margin-bottom="0.423cm" style:contextual-spacing="false" fo:line-height="150%" fo:text-indent="1.251cm" style:auto-text-indent="false"/>
      <style:text-properties officeooo:paragraph-rsid="000e3f70"/>
    </style:style>
    <style:style style:name="P7" style:family="paragraph" style:parent-style-name="Text_20_body">
      <style:paragraph-properties fo:margin-left="0cm" fo:margin-right="0cm" fo:margin-top="0.423cm" fo:margin-bottom="0.423cm" style:contextual-spacing="false" fo:line-height="150%" fo:text-indent="1.251cm" style:auto-text-indent="false" fo:break-before="page"/>
      <style:text-properties officeooo:paragraph-rsid="000e3f70"/>
    </style:style>
    <style:style style:name="P8" style:family="paragraph" style:parent-style-name="Standard">
      <style:text-properties officeooo:paragraph-rsid="000e3f70"/>
    </style:style>
    <style:style style:name="P9" style:family="paragraph" style:parent-style-name="Standard">
      <loext:graphic-properties draw:fill="none"/>
      <style:paragraph-properties fo:background-color="transparent"/>
      <style:text-properties officeooo:paragraph-rsid="000e3f70"/>
    </style:style>
    <style:style style:name="P10" style:family="paragraph" style:parent-style-name="Standard">
      <style:paragraph-properties fo:line-height="100%" fo:text-align="center" style:justify-single-word="false" fo:text-indent="0cm" style:auto-text-indent="false"/>
      <style:text-properties fo:color="#000000" loext:opacity="100%" style:font-name="Times New Roman" fo:font-size="14pt" officeooo:paragraph-rsid="000e3f70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line-height="100%" fo:text-align="start" style:justify-single-word="false" fo:text-indent="0cm" style:auto-text-indent="false"/>
      <style:text-properties fo:color="#000000" loext:opacity="100%" style:font-name="Times New Roman" fo:font-size="14pt" officeooo:paragraph-rsid="000e3f70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fo:color="#000000" loext:opacity="100%" style:font-name="Times New Roman" fo:font-size="14pt" officeooo:paragraph-rsid="000e3f70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line-height="100%" fo:text-align="center" style:justify-single-word="false" fo:text-indent="0cm" style:auto-text-indent="false"/>
      <style:text-properties fo:color="#000000" loext:opacity="100%" style:font-name="Times New Roman" fo:font-size="14pt" style:text-underline-style="solid" style:text-underline-width="auto" style:text-underline-color="font-color" officeooo:paragraph-rsid="000e3f70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line-height="100%" fo:text-align="start" style:justify-single-word="false" fo:text-indent="0cm" style:auto-text-indent="false">
        <style:tab-stops>
          <style:tab-stop style:position="16.499cm" style:type="right"/>
        </style:tab-stops>
      </style:paragraph-properties>
      <style:text-properties style:font-name="Times New Roman" fo:font-size="14pt" officeooo:paragraph-rsid="000e3f70" style:font-size-asian="14pt" style:font-size-complex="14pt"/>
    </style:style>
    <style:style style:name="P15" style:family="paragraph" style:parent-style-name="Standard">
      <style:paragraph-properties fo:margin-top="0cm" fo:margin-bottom="0.282cm" style:contextual-spacing="false" fo:line-height="108%" fo:text-align="center" style:justify-single-word="false" fo:text-indent="0cm" style:auto-text-indent="false"/>
      <style:text-properties style:font-name="Times New Roman" fo:font-size="14pt" officeooo:paragraph-rsid="000e3f70" style:font-size-asian="14pt" style:font-size-complex="14p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1.3cm" style:auto-text-indent="false" style:page-number="auto" fo:break-before="page" fo:background-color="transparent" style:writing-mode="lr-tb"/>
      <style:text-properties style:font-name="Times New Roman" fo:font-size="14pt" officeooo:paragraph-rsid="000e3f70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4pt" officeooo:paragraph-rsid="000e3f70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style:page-number="auto" fo:background-color="transparent"/>
      <style:text-properties style:font-name="Times New Roman" fo:font-size="14pt" officeooo:rsid="000e3f70" officeooo:paragraph-rsid="000e3f70" style:font-size-asian="14pt" style:font-size-complex="14pt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0e3f70" officeooo:paragraph-rsid="000e3f70"/>
    </style:style>
    <style:style style:name="P20" style:family="paragraph" style:parent-style-name="Heading_20_1">
      <style:paragraph-properties fo:break-before="page"/>
      <style:text-properties style:font-name="Times New Roman" fo:font-size="14pt" officeooo:paragraph-rsid="000e3f70" style:font-size-asian="14pt" style:font-size-complex="14pt" text:display="true"/>
    </style:style>
    <style:style style:name="P21" style:family="paragraph" style:parent-style-name="Heading_20_1" style:master-page-name="">
      <style:paragraph-properties style:page-number="auto" fo:break-before="page"/>
      <style:text-properties style:font-name="Times New Roman" fo:font-size="14pt" officeooo:paragraph-rsid="000e3f70" style:font-size-asian="12.25pt" style:font-size-complex="14pt"/>
    </style:style>
    <style:style style:name="P22" style:family="paragraph" style:parent-style-name="Standard">
      <style:paragraph-properties fo:line-height="100%" fo:text-align="start" style:justify-single-word="false" fo:text-indent="0cm" style:auto-text-indent="false">
        <style:tab-stops>
          <style:tab-stop style:position="16.499cm" style:type="right"/>
        </style:tab-stops>
      </style:paragraph-properties>
      <style:text-properties style:font-name="Times New Roman" fo:font-size="14pt" officeooo:paragraph-rsid="000e7707" style:font-size-asian="14pt" style:font-size-complex="14pt"/>
    </style:style>
    <style:style style:name="P23" style:family="paragraph" style:parent-style-name="Standard" style:list-style-name="L1" style:master-page-name="">
      <loext:graphic-properties draw:fill="none"/>
      <style:paragraph-properties fo:margin-top="0cm" fo:margin-bottom="0cm" style:contextual-spacing="false" fo:line-height="150%" style:page-number="auto" fo:break-before="page" fo:background-color="transparent"/>
      <style:text-properties style:font-name="Times New Roman" fo:font-size="14pt" officeooo:rsid="000e3f70" officeooo:paragraph-rsid="000e3f70" style:font-size-asian="12.25pt" style:font-size-complex="14pt"/>
    </style:style>
    <style:style style:name="P24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style:contextual-spacing="false" fo:line-height="150%" fo:text-indent="1.401cm" style:auto-text-indent="false" style:page-number="auto" fo:background-color="transparent"/>
      <style:text-properties style:font-name="Times New Roman" fo:font-size="14pt" officeooo:rsid="000e3f70" officeooo:paragraph-rsid="000e3f70" style:font-size-asian="12.25pt" style:font-size-complex="14pt"/>
    </style:style>
    <style:style style:name="P25" style:family="paragraph" style:parent-style-name="Standard" style:list-style-name="L2">
      <loext:graphic-properties draw:fill="none"/>
      <style:paragraph-properties fo:margin-top="0cm" fo:margin-bottom="0cm" style:contextual-spacing="false" fo:line-height="150%" fo:break-before="page" fo:background-color="transparent"/>
      <style:text-properties style:font-name="Times New Roman" fo:font-size="14pt" officeooo:rsid="000e3f70" officeooo:paragraph-rsid="000e3f70" style:font-size-asian="12.25pt" style:font-size-complex="14pt"/>
    </style:style>
    <style:style style:name="P26" style:family="paragraph" style:parent-style-name="Standard" style:list-style-name="L2">
      <loext:graphic-properties draw:fill="none"/>
      <style:paragraph-properties fo:margin-top="0cm" fo:margin-bottom="0cm" style:contextual-spacing="false" fo:line-height="150%" fo:background-color="transparent"/>
      <style:text-properties style:font-name="Times New Roman" fo:font-size="14pt" officeooo:rsid="000e3f70" officeooo:paragraph-rsid="000e3f70" style:font-size-asian="12.25pt" style:font-size-complex="14pt"/>
    </style:style>
    <style:style style:name="P27" style:family="paragraph" style:parent-style-name="Standard">
      <loext:graphic-properties draw:fill="none"/>
      <style:paragraph-properties fo:margin-top="0cm" fo:margin-bottom="0cm" style:contextual-spacing="false" fo:line-height="150%" fo:background-color="transparent"/>
      <style:text-properties style:font-name="Times New Roman" fo:font-size="14pt" officeooo:rsid="000e3f70" officeooo:paragraph-rsid="000e3f70" style:font-size-asian="12.25pt" style:font-size-complex="14pt"/>
    </style:style>
    <style:style style:name="P2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style:font-name="Times New Roman" fo:font-size="14pt" officeooo:rsid="000e3f70" officeooo:paragraph-rsid="000e3f70" style:font-size-asian="12.25pt" style:font-size-complex="14pt"/>
    </style:style>
    <style:style style:name="P29" style:family="paragraph" style:parent-style-name="Standard">
      <loext:graphic-properties draw:fill="none"/>
      <style:paragraph-properties fo:background-color="transparent"/>
      <style:text-properties style:font-name="Times New Roman" fo:font-size="14pt" officeooo:rsid="000e3f70" officeooo:paragraph-rsid="000e3f70" style:font-size-asian="12.25pt" style:font-size-complex="14pt"/>
    </style:style>
    <style:style style:name="P30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color="#000000" loext:opacity="100%" style:font-name="Times New Roman" fo:font-size="14pt" fo:letter-spacing="-0.004cm" officeooo:paragraph-rsid="000e3f70" style:font-name-asian="Times New Roman1" style:font-size-asian="14pt" style:language-asian="ru" style:country-asian="RU" style:font-name-complex="Times New Roman1" style:font-size-complex="14pt"/>
    </style:style>
    <style:style style:name="P31" style:family="paragraph" style:parent-style-name="Standard">
      <style:paragraph-properties fo:line-height="100%" fo:text-align="center" style:justify-single-word="false" fo:text-indent="0cm" style:auto-text-indent="false"/>
      <style:text-properties fo:color="#000000" loext:opacity="100%" style:font-name="Times New Roman" fo:font-size="14pt" officeooo:paragraph-rsid="000e3f70" style:font-name-asian="Times New Roman1" style:font-size-asian="14pt" style:language-asian="ru" style:country-asian="RU" style:font-name-complex="Times New Roman1" style:font-size-complex="14pt"/>
    </style:style>
    <style:style style:name="P32" style:family="paragraph" style:parent-style-name="Standard">
      <style:paragraph-properties fo:line-height="100%" fo:text-align="start" style:justify-single-word="false" fo:text-indent="0cm" style:auto-text-indent="false"/>
      <style:text-properties fo:color="#000000" loext:opacity="100%" style:font-name="Times New Roman" fo:font-size="14pt" officeooo:paragraph-rsid="000e3f70" style:font-name-asian="Times New Roman1" style:font-size-asian="14pt" style:language-asian="ru" style:country-asian="RU" style:font-name-complex="Times New Roman1" style:font-size-complex="14pt"/>
    </style:style>
    <style:style style:name="P33" style:family="paragraph" style:parent-style-name="Standard">
      <style:paragraph-properties fo:line-height="100%" fo:text-align="center" style:justify-single-word="false" fo:text-indent="0cm" style:auto-text-indent="false"/>
      <style:text-properties fo:color="#000000" loext:opacity="100%" style:font-name="Times New Roman" fo:font-size="14pt" fo:font-weight="bold" officeooo:paragraph-rsid="000e3f70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4" style:family="paragraph" style:parent-style-name="Standard" style:list-style-name="L3">
      <loext:graphic-properties draw:fill="none"/>
      <style:paragraph-properties fo:background-color="transparent"/>
      <style:text-properties officeooo:paragraph-rsid="000e3f70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indent="1.251cm" style:auto-text-indent="false" fo:background-color="transparent"/>
      <style:text-properties style:font-name="Times New Roman" fo:font-size="14pt" officeooo:rsid="000e3f70" officeooo:paragraph-rsid="000e7707" style:font-size-asian="12.25pt" style:font-size-complex="14pt"/>
    </style:style>
    <style:style style:name="P36" style:family="paragraph" style:parent-style-name="Standard" style:master-page-name="">
      <loext:graphic-properties draw:fill="none"/>
      <style:paragraph-properties fo:margin-left="0cm" fo:margin-right="0cm" fo:line-height="150%" fo:text-indent="1.251cm" style:auto-text-indent="false" style:page-number="auto" fo:background-color="transparent"/>
      <style:text-properties style:font-name="Times New Roman" fo:font-size="14pt" officeooo:rsid="000e3f70" officeooo:paragraph-rsid="000e7707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cm" fo:margin-right="0cm" fo:line-height="150%" fo:text-indent="1.251cm" style:auto-text-indent="false" fo:background-color="transparent"/>
      <style:text-properties style:font-name="Times New Roman" fo:font-size="14pt" officeooo:rsid="000e3f70" officeooo:paragraph-rsid="000e7707" style:font-size-asian="14pt" style:font-size-complex="14pt"/>
    </style:style>
    <style:style style:name="P38" style:family="paragraph" style:parent-style-name="Standard" style:master-page-name="">
      <loext:graphic-properties draw:fill="none"/>
      <style:paragraph-properties fo:margin-left="0cm" fo:margin-right="0cm" fo:line-height="150%" fo:text-indent="1.251cm" style:auto-text-indent="false" style:page-number="auto" fo:background-color="transparent"/>
      <style:text-properties style:font-name="Times New Roman" fo:font-size="14pt" officeooo:paragraph-rsid="000e7707" style:font-size-asian="14pt" style:font-size-complex="14pt"/>
    </style:style>
    <style:style style:name="P39" style:family="paragraph" style:parent-style-name="Standard" style:master-page-name="">
      <loext:graphic-properties draw:fill="none"/>
      <style:paragraph-properties fo:margin-left="0cm" fo:margin-right="0cm" fo:line-height="150%" fo:text-indent="1.251cm" style:auto-text-indent="false" style:page-number="auto" fo:background-color="transparent"/>
      <style:text-properties style:font-name="Times New Roman" fo:font-size="14pt" officeooo:paragraph-rsid="000e7707" style:font-size-asian="14pt" style:font-size-complex="14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50%" fo:text-indent="1.251cm" style:auto-text-indent="false" fo:background-color="transparent"/>
      <style:text-properties style:font-name="Times New Roman" fo:font-size="14pt" officeooo:paragraph-rsid="000e7707" style:font-size-asian="14pt" style:font-size-complex="14pt"/>
    </style:style>
    <style:style style:name="P41" style:family="paragraph" style:parent-style-name="Text_20_body">
      <style:paragraph-properties fo:margin-left="0cm" fo:margin-right="0cm" fo:margin-top="0.423cm" fo:margin-bottom="0.423cm" style:contextual-spacing="false" fo:line-height="150%" fo:text-indent="1.251cm" style:auto-text-indent="false"/>
      <style:text-properties style:font-name="Times New Roman" fo:font-size="14pt" officeooo:paragraph-rsid="000e3f70" style:font-size-asian="14pt" style:font-size-complex="14pt"/>
    </style:style>
    <style:style style:name="P42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style:page-number="auto" fo:background-color="transparent"/>
      <style:text-properties officeooo:paragraph-rsid="000e3f70"/>
    </style:style>
    <style:style style:name="P44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5" style:family="paragraph" style:parent-style-name="Список_20_ненумерованный" style:list-style-name="WWNum2">
      <style:text-properties officeooo:paragraph-rsid="000e7707"/>
    </style:style>
    <style:style style:name="P46" style:family="paragraph" style:parent-style-name="Список_20_ненумерованный" style:list-style-name="WWNum2" style:master-page-name="">
      <loext:graphic-properties draw:fill="none"/>
      <style:paragraph-properties fo:margin-left="0cm" fo:margin-right="0cm" fo:margin-top="0cm" fo:margin-bottom="0cm" style:contextual-spacing="true" fo:line-height="150%" fo:text-indent="1.251cm" style:auto-text-indent="false" style:page-number="auto" fo:background-color="transparent"/>
      <style:text-properties style:font-name="Times New Roman" fo:font-size="14pt" officeooo:paragraph-rsid="000e7707" style:font-size-asian="14pt" style:font-size-complex="14pt"/>
    </style:style>
    <style:style style:name="P47" style:family="paragraph" style:parent-style-name="Список_20_ненумерованный" style:list-style-name="WWNum2">
      <style:paragraph-properties fo:line-height="150%" fo:text-indent="1.251cm" style:auto-text-indent="false"/>
      <style:text-properties style:font-name="Times New Roman" fo:font-size="14pt" officeooo:paragraph-rsid="000e7707" style:font-size-asian="14pt" style:font-size-complex="14pt"/>
    </style:style>
    <style:style style:name="T1" style:family="text">
      <style:text-properties fo:color="#000000" loext:opacity="100%" style:font-name-asian="Times New Roman1" style:language-asian="ru" style:country-asian="RU" style:font-name-complex="Times New Roman1"/>
    </style:style>
    <style:style style:name="T2" style:family="text">
      <style:text-properties fo:color="#000000" loext:opacity="100%" officeooo:rsid="000e3f70" style:font-name-asian="Times New Roman1" style:language-asian="ru" style:country-asian="RU" style:font-name-complex="Times New Roman1"/>
    </style:style>
    <style:style style:name="T3" style:family="text">
      <style:text-properties fo:color="#000000" loext:opacity="100%" officeooo:rsid="000e7707" style:font-name-asian="Times New Roman1" style:language-asian="ru" style:country-asian="RU" style:font-name-complex="Times New Roman1"/>
    </style:style>
    <style:style style:name="T4" style:family="text">
      <style:text-properties fo:color="#000000" loext:opacity="100%" officeooo:rsid="000e7707" style:font-name-asian="Times New Roman1" style:language-asian="ru" style:country-asian="RU" style:font-name-complex="Times New Roman1"/>
    </style:style>
    <style:style style:name="T5" style:family="text">
      <style:text-properties fo:color="#000000" loext:opacity="100%" fo:language="en" fo:country="US" officeooo:rsid="000e3f70" style:font-name-asian="Times New Roman1" style:language-asian="ru" style:country-asian="RU" style:font-name-complex="Times New Roman1"/>
    </style:style>
    <style:style style:name="T6" style:family="text">
      <style:text-properties fo:color="#000000" loext:opacity="100%" fo:language="en" fo:country="US" officeooo:rsid="000e7707" style:font-name-asian="Times New Roman1" style:language-asian="ru" style:country-asian="RU" style:font-name-complex="Times New Roman1"/>
    </style:style>
    <style:style style:name="T7" style:family="text">
      <style:text-properties fo:color="#000000" loext:opacity="100%" fo:language="ru" fo:country="RU" officeooo:rsid="000e7707" style:font-name-asian="Times New Roman1" style:language-asian="ru" style:country-asian="RU" style:font-name-complex="Times New Roman1"/>
    </style:style>
    <style:style style:name="T8" style:family="text">
      <style:text-properties fo:color="#ff0000" loext:opacity="100%" style:font-name-asian="Times New Roman1" style:language-asian="ru" style:country-asian="RU" style:font-name-complex="Times New Roman1"/>
    </style:style>
    <style:style style:name="T9" style:family="text">
      <style:text-properties fo:color="#ff0000" loext:opacity="100%" officeooo:rsid="000e7707" style:font-name-asian="Times New Roman1" style:language-asian="ru" style:country-asian="RU" style:font-name-complex="Times New Roman1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style:font-size-asian="14pt" style:font-size-complex="14pt" text:display="true"/>
    </style:style>
    <style:style style:name="T12" style:family="text">
      <style:text-properties style:font-name="Times New Roman" fo:font-size="14pt" officeooo:rsid="000e3f70" style:font-size-asian="14pt" style:font-size-complex="14pt" text:display="true"/>
    </style:style>
    <style:style style:name="T13" style:family="text">
      <style:text-properties style:font-name="Times New Roman" fo:font-size="14pt" officeooo:rsid="000e3f70" style:font-size-asian="14pt" style:font-size-complex="14pt"/>
    </style:style>
    <style:style style:name="T14" style:family="text">
      <style:text-properties style:font-name="Times New Roman" fo:font-size="14pt" fo:language="en" fo:country="US" style:font-size-asian="14pt" style:font-size-complex="14pt"/>
    </style:style>
    <style:style style:name="T15" style:family="text">
      <style:text-properties style:font-name="Times New Roman" fo:font-size="14pt" fo:language="en" fo:country="US" officeooo:rsid="000e3f70" style:font-size-asian="14pt" style:font-size-complex="14pt" text:display="true"/>
    </style:style>
    <style:style style:name="T16" style:family="text">
      <style:text-properties style:font-name="Times New Roman" fo:font-size="14pt" fo:language="en" fo:country="US" officeooo:rsid="000e3f70" style:font-size-asian="12.25pt" style:font-size-complex="14pt" loext:padding="0cm" loext:border="none"/>
    </style:style>
    <style:style style:name="T17" style:family="text">
      <style:text-properties style:font-name="Times New Roman" fo:font-size="14pt" style:font-size-asian="12.25pt" style:font-size-complex="14pt"/>
    </style:style>
    <style:style style:name="T18" style:family="text">
      <style:text-properties style:font-name="Times New Roman" fo:font-size="14pt" officeooo:rsid="000e3f70" style:font-size-asian="12.25pt" style:font-size-complex="14pt"/>
    </style:style>
    <style:style style:name="T19" style:family="text">
      <style:text-properties style:font-name="Times New Roman" fo:font-size="14pt" officeooo:rsid="000e3f70" style:font-size-asian="12.25pt" style:font-size-complex="14pt" loext:padding="0cm" loext:border="none"/>
    </style:style>
    <style:style style:name="T20" style:family="text">
      <style:text-properties style:font-name="Times New Roman" fo:font-size="14pt" officeooo:rsid="000e7707" style:font-size-asian="12.25pt" style:font-size-complex="14pt"/>
    </style:style>
    <style:style style:name="T21" style:family="text">
      <style:text-properties style:font-name="Times New Roman" fo:font-size="14pt" fo:font-weight="normal" style:font-size-asian="14pt" style:font-weight-asian="normal" style:font-size-complex="14pt" style:font-weight-complex="normal" text:display="true"/>
    </style:style>
    <style:style style:name="T22" style:family="text">
      <style:text-properties loext:padding="0.049cm" loext:border-left="2.24pt solid #ffffff" loext:border-right="2.24pt solid #ffffff" loext:border-top="1.5pt solid #ffffff" loext:border-bottom="1.5pt solid #ffffff"/>
    </style:style>
    <style:style style:name="T23" style:family="text">
      <style:text-properties officeooo:rsid="000e7707"/>
    </style:style>
    <style:style style:name="T24" style:family="text">
      <style:text-properties fo:font-size="14pt" officeooo:rsid="000e7707" style:font-size-asian="12.25pt" style:font-size-complex="14pt"/>
    </style:style>
    <style:style style:name="T25" style:family="text">
      <style:text-properties fo:font-size="14pt" officeooo:rsid="000e3f70" style:font-size-asian="12.25pt" style:font-size-complex="14pt"/>
    </style:style>
    <style:style style:name="T26" style:family="text">
      <style:text-properties officeooo:rsid="000e3f7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НАУКИ И ВЫСШЕГО ОБРАЗОВАНИЯ РОССИЙСКОЙ ФЕДЕРАЦИИ</text:p>
      <text:p text:style-name="P10"/>
      <text:p text:style-name="P10">федеральное государственное автономное образовательное учреждение высшего образования «Самарский национальный исследовательский университет имени академика С.П. Королева»</text:p>
      <text:p text:style-name="P10">(Самарский университет)</text:p>
      <text:p text:style-name="P10"/>
      <text:p text:style-name="P10">Институт информатики и кибернетики</text:p>
      <text:p text:style-name="P10"/>
      <text:p text:style-name="P10">Кафедра информационных систем и технологий</text:p>
      <text:p text:style-name="P11"/>
      <text:p text:style-name="P11"/>
      <text:p text:style-name="P11"/>
      <text:p text:style-name="P33">ОТЧЕТ</text:p>
      <text:p text:style-name="P12"/>
      <text:p text:style-name="P10"/>
      <text:p text:style-name="P10"/>
      <text:p text:style-name="P13"/>
      <text:p text:style-name="P10"/>
      <text:p text:style-name="P10"/>
      <text:p text:style-name="P10"/>
      <text:p text:style-name="P11"/>
      <text:p text:style-name="P10">по направлению подготовки 09.03.01 Информатика и вычислительная техника</text:p>
      <text:p text:style-name="P10">(уровень бакалавриата)</text:p>
      <text:p text:style-name="P10">направленность (профиль) «Информационные системы»</text:p>
      <text:p text:style-name="P10"/>
      <text:p text:style-name="P10"/>
      <text:p text:style-name="P14"><text:span text:style-name="T1">Обучающийся группы <text:s/></text:span><text:span text:style-name="T2">6106-</text:span><text:span text:style-name="T5">090301D</text:span><text:span text:style-name="T1"> <text:tab/></text:span><text:span text:style-name="T3">Н.</text:span><text:span text:style-name="T7">В. Барынкин</text:span></text:p>
      <text:p text:style-name="P11"/>
      <text:p text:style-name="P11">Руководитель практики,</text:p>
      <text:p text:style-name="P22"><text:span text:style-name="T1">должность кафедры ИСТ, степень, звание</text:span><text:span text:style-name="T8"> <text:s text:c="8"/></text:span><text:span text:style-name="T3">ассистент</text:span><text:span text:style-name="T1"><text:tab/></text:span><text:span text:style-name="T3">А.А. Тарасов</text:span></text:p>
      <text:p text:style-name="P11"/>
      <text:p text:style-name="P11"/>
      <text:p text:style-name="P11"/>
      <text:p text:style-name="P11"/>
      <text:p text:style-name="P11"/>
      <text:p text:style-name="P11">Оценка ___________________</text:p>
      <text:p text:style-name="P11"/>
      <text:p text:style-name="P11"/>
      <text:p text:style-name="P11"/>
      <text:p text:style-name="P10"/>
      <text:p text:style-name="P15"><text:span text:style-name="T1">Самара 202</text:span><text:span text:style-name="T2">5</text:span></text:p>
      <text:p text:style-name="P15"><text:span text:style-name="T1"/></text:p>
      <text:p text:style-name="P16"><text:bookmark-start text:name="_Toc184990362"/><text:bookmark-start text:name="_Toc185184323"/>СОДЕРЖАНИЕ<text:bookmark-end text:name="_Toc184990362"/><text:bookmark-end text:name="_Toc185184323"/></text:p>
      <text:p text:style-name="P2"><text:a xlink:type="simple" xlink:href="#_Toc213065846" text:style-name="Index_20_Link" text:visited-style-name="Index_20_Link"><text:span text:style-name="T10">Введение</text:span><text:span text:style-name="T11"><text:tab/></text:span></text:a><text:span text:style-name="T12">……………………………....</text:span><text:span text:style-name="T15">3</text:span></text:p>
      <text:p text:style-name="P3"><text:a xlink:type="simple" xlink:href="#_Toc213065847" text:style-name="Index_20_Link" text:visited-style-name="Index_20_Link"><text:span text:style-name="T10">1 </text:span><text:span text:style-name="T18">В честь кого назван язык программирования Ада?</text:span><text:span text:style-name="T11"><text:tab/></text:span></text:a><text:span text:style-name="T15">4</text:span></text:p>
      <text:p text:style-name="P3"><text:a xlink:type="simple" xlink:href="#_Toc213065850" text:style-name="Index_20_Link" text:visited-style-name="Index_20_Link"><text:span text:style-name="T10">2 </text:span></text:a><text:span text:style-name="Strong_20_Emphasis"><text:span text:style-name="T21">Ада Лавлейс: первый программист</text:span></text:span><text:span text:style-name="T11"> </text:span><text:a xlink:type="simple" xlink:href="#_Toc213065850" text:style-name="Index_20_Link" text:visited-style-name="Index_20_Link"><text:span text:style-name="T11"><text:tab/></text:span></text:a><text:span text:style-name="T12">5</text:span></text:p>
      <text:p text:style-name="P3"><text:a xlink:type="simple" xlink:href="#_Toc213065853" text:style-name="Index_20_Link" text:visited-style-name="Index_20_Link"><text:span text:style-name="T10">3 </text:span><text:span text:style-name="T13">Связь имени и языка</text:span><text:span text:style-name="T11"><text:tab/></text:span></text:a><text:span text:style-name="T12">6</text:span></text:p>
      <text:p text:style-name="P3"><text:a xlink:type="simple" xlink:href="#_Toc213065854" text:style-name="Index_20_Link" text:visited-style-name="Index_20_Link"><text:span text:style-name="T10">4 </text:span><text:span text:style-name="T13">Подводим итог</text:span><text:span text:style-name="T11"><text:tab/></text:span></text:a><text:span text:style-name="T12">7</text:span></text:p>
      <text:p text:style-name="P2"><text:a xlink:type="simple" xlink:href="#_Toc213065857" text:style-name="Index_20_Link" text:visited-style-name="Index_20_Link"><text:span text:style-name="T14">Заключение</text:span><text:span text:style-name="T11"><text:tab/></text:span></text:a><text:span text:style-name="T12">8</text:span></text:p>
      <text:p text:style-name="P2"><text:a xlink:type="simple" xlink:href="#_Toc213065858" text:style-name="Index_20_Link" text:visited-style-name="Index_20_Link"><text:span text:style-name="T10">Список использованных источников</text:span><text:span text:style-name="T11"><text:tab/></text:span></text:a><text:span text:style-name="T12">9</text:span></text:p>
      <text:p text:style-name="P8"><text:span text:style-name="T11"/></text:p>
      <text:h text:style-name="P20" text:outline-level="1"><text:bookmark-start text:name="_Toc213065846"/>Введение<text:bookmark-end text:name="_Toc213065846"/></text:h>
      <text:p text:style-name="P19"><text:span text:style-name="T11"/></text:p>
      <text:p text:style-name="P35">Языки программирования, как и любые другие значительные явления в науке и технике, часто носят имена, которые несут в себе глубокий символический смысл. Они могут быть связаны с аббревиатурами, техническими особенностями или именами создателей. Однако некоторые из них удостоены чести быть названными в честь великих учёных, внёсших фундаментальный вклад в развитие вычислительной мысли. Одним из таких примеров является язык Ада — мощный, структурированный и надёжный инструмент, созданный для программирования критически важных систем. Данный реферат посвящён исследованию истории имени этого языка и призван ответить на вопрос: в честь кого он был назван и какова связь между этой исторической личностью и современными технологиями. </text:p>
      <text:list text:style-name="L1">
        <text:list-item>
          <text:list>
            <text:list-item>
              <text:p text:style-name="P23">В честь кого назван язык программирования Ада?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4"><text:s text:c="10"/>Язык программирования Ада, известный своей надежностью, безопасностью и ориентацией на крупные проекты реального времени, получил свое имя в честь выдающейся личности XIX века — Ады Лавлейс (урожденной Августы Ады Байрон Кинг). 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">Ада Лавлейс: первый программист</text:p>
            </text:list-item>
          </text:list>
        </text:list-item>
      </text:list>
      <text:p text:style-name="P4"><text:span text:style-name="T18"><text:tab/></text:span><text:span text:style-name="T13">Ада Лавлейс (1815–1852) была английским математиком и единственной законнорожденной дочерью знаменитого поэта Джорджа Гордона Байрона. Ее мать, леди Байрон, стремилась дать дочери блестящее образование, в частности, в области математики и логики, чтобы оградить ее от «сумасбродств» отца.</text:span></text:p>
      <text:p text:style-name="P17">Судьбоносным стало знакомство Ады с Чарльзом Бэббиджем, изобретателем Аналитической машины — механического прообраза современного компьютера. Ада не просто увлеклась его работой, но и глубоко поняла принципы машины. В 1843 году, переводя на английский язык статью итальянского инженера Луиджи Менабреа о машине Бэббиджа, Ада дополнила ее собственными обширными комментариями и примечаниями.</text:p>
      <text:p text:style-name="P27">Именно в этих примечаниях содержалось то, что сегодня считается первой в истории компьютерной программой — алгоритм вычисления чисел Бернулли для Аналитической машины. Более того, Ада Лавлейс предвидела потенциал вычислительных машин, выходящий за рамки простых арифметических расчетов. Она рассуждала о возможности машины создавать музыку и решать сложные научные задачи, по сути, предсказав будущее искусственного интеллекта. За это ее по праву называют первым в мире программистом.</text:p>
      <text:p text:style-name="P5"><text:span text:style-name="T18"/></text:p>
      <text:list text:continue-numbering="true" text:style-name="L2">
        <text:list-item>
          <text:list>
            <text:list-item>
              <text:p text:style-name="P26">Связь имени и языка</text:p>
            </text:list-item>
          </text:list>
        </text:list-item>
      </text:list>
      <text:p text:style-name="P18">Язык программирования Ада был разработан в конце 1970-х — начале 1980-х годов по заказу Министерства обороны США. Целью было создание единого, надежного и эффективного языка для встроенных систем управления, используемых в военной технике, авиации и космических аппаратах.</text:p>
      <text:p text:style-name="P41">При выборе названия комитет Министерства обороны США провел открытый конкурс. Победило предложение назвать язык в честь Ады Лавлейс. Это имя как нельзя лучше символизировало цели проекта:</text:p>
      <text:p text:style-name="P6"><text:span text:style-name="Strong_20_Emphasis"><text:span text:style-name="T13">1)</text:span></text:span><text:span text:style-name="Strong_20_Emphasis"><text:span text:style-name="T10">Научная строгость. </text:span></text:span><text:span text:style-name="T10">Ада была математиком, и язык требовал такой же точности и логичности.</text:span></text:p>
      <text:p text:style-name="P6"><text:span text:style-name="Strong_20_Emphasis"><text:span text:style-name="T13">2)</text:span></text:span><text:span text:style-name="Strong_20_Emphasis"><text:span text:style-name="T10">Пионерский дух. </text:span></text:span><text:span text:style-name="T10">Она была первопроходцем в области программирования, а новый язык должен был стать прорывом в создании сложных программных систем.</text:span></text:p>
      <text:p text:style-name="P6"><text:span text:style-name="Strong_20_Emphasis"><text:span text:style-name="T10">3)Надежность и предвидение. </text:span></text:span><text:span text:style-name="T10">Ее идеи опередили время, а язык создавался с расчетом на долгосрочную перспективу и работу в критически важных областях, где недопустимы ошибки.</text:span></text:p>
      <text:p text:style-name="P7"><text:span text:style-name="T10"/></text:p>
      <text:list text:continue-numbering="true" text:style-name="L2">
        <text:list-item>
          <text:list>
            <text:list-item>
              <text:p text:style-name="P26">Подводим итог</text:p>
            </text:list-item>
          </text:list>
        </text:list-item>
      </text:list>
      <text:p text:style-name="P4"><text:span text:style-name="T18"><text:tab/></text:span><text:span text:style-name="T19">Таким образом, язык программирования Ада носит имя Ады Лавлейс не просто как дань уважения исторической фигуре. Это символическое наследие, связывающее современные технологии с истоками программирования. Имя Ады подчеркивает фундаментальные принципы языка: строгость, надежность и способность решать самые сложные задачи, продолжая дело, начатое первым в мире программистом более 170 лет назад.</text:span></text:p>
      <text:p text:style-name="P5"><text:span text:style-name="T16"/></text:p>
      <text:p text:style-name="P28">ЗАКЛЮЧЕНИЕ</text:p>
      <text:p text:style-name="P36">В процессе написания реферата были решены следующие задачи:</text:p>
      <text:list text:style-name="WWNum2">
        <text:list-item>
          <text:p text:style-name="P46">проведен анализ информации и поиск источников по теме работы: в честь кого назвали язык программирования Ада;</text:p>
        </text:list-item>
        <text:list-item>
          <text:p text:style-name="P47">изучен стандарт университета по оформлению учебной текстовой документации СТО 02068410 004-2019;</text:p>
        </text:list-item>
        <text:list-item>
          <text:p text:style-name="P47">разработан и оформлен отчёт по теме работы.</text:p>
        </text:list-item>
      </text:list>
      <text:p text:style-name="P37">Таким образом, в процессе прохождения практики были освоены все необходимые индикаторы ОПК-2.1 и ОПК-2.2 компетенции ОПК-2.</text:p>
      <text:h text:style-name="P21" text:outline-level="1"><text:bookmark-start text:name="_Toc213065858"/>Список использованных источников<text:bookmark-end text:name="_Toc213065858"/></text:h>
      <text:p text:style-name="P8"><text:span text:style-name="T17"/></text:p>
      <text:p text:style-name="P43"><text:span text:style-name="T18"/></text:p>
      <text:p text:style-name="P38"><text:span text:style-name="T23">1 </text:span>Вульф, Б. Ада Лавлейс: создательница науки программирования // «В мире науки». — 1984. — № 10. — С. 102–109. (Описывает вклад Ады Лавлейс в историю вычислительной техники).</text:p>
      <text:p text:style-name="P38"><text:span text:style-name="T23">2 </text:span>Whitepaper: "Ada Programming Language" — официальная документация и исторические материалы по языку Ада. — [Adaic.org/community/history](https://www.adaic.org/community/history) (Электронный ресурс, содержит архивные документы о проекте Министерства обороны США).</text:p>
      <text:p text:style-name="P40"><text:span text:style-name="T23">3 </text:span><text:span text:style-name="T26">Статья: "Ada Lovelace: The First Computer Programmer" — Encyclopædia Britannica. — [Britannica.com/biography/Ada-Lovelace](https://www.britannica.com/biography/Ada-Lovelace) (Авторитетный источник, подтверждающий биографические данные и научные достижения Ады Лавлейс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ntents_20_1" style:display-name="Contents 1" style:family="paragraph" style:parent-style-name="Standard" style:next-style-name="Standard" style:class="index">
      <style:paragraph-properties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text-indent="0cm" style:auto-text-indent="false">
        <style:tab-stops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501cm" fo:text-indent="0cm" style:auto-text-indent="false">
        <style:tab-stops>
          <style:tab-stop style:position="16.98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together="always" fo:break-before="page" fo:keep-with-next="always"/>
      <style:text-properties fo:text-transform="uppercase" style:font-name-asian="NSimSun" style:font-family-asian="NSimSun" style:font-family-generic-asian="system" style:font-pitch-asian="variable" style:font-name-complex="Arial1" style:font-family-complex="Arial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Список_20_ненумерованный" style:display-name="Список ненумерованный" style:family="paragraph" style:parent-style-name="List_20_Paragraph" style:list-style-name="WWNum2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fo:font-size="14pt" style:font-size-asian="14pt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‐" style:num-suffix="‐" text:bullet-char="‐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Times New Roman2"/>
      </text:list-level-style-bullet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9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9T21:35:41.585000000</meta:creation-date>
    <dc:date>2025-11-20T09:57:48.226000000</dc:date>
    <meta:editing-duration>PT1H22M45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9" meta:paragraph-count="49" meta:word-count="708" meta:character-count="5570" meta:non-whitespace-character-count="4883"/>
  </office:meta>
</office:document-meta>
</file>